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ByPropertyComparator.SortByPropertyComparator( Sort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ByPropertyComparator.extractPropertyValue( Object object , String property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rtByProperty.sort( Sort sort , List &lt; T &gt;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rtByPropertyComparator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rtByPropertyComparator.lookupPropertyAccessor( Class clazz , String property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